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shelf Symbol 7" svg:font-family="'Bookshelf Symbol 7'" style:font-pitch="fixed"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loext:graphic-properties draw:fill="none"/>
      <style:paragraph-properties fo:margin-left="0cm" fo:margin-right="0cm" fo:line-height="115%" fo:text-align="start" style:justify-single-word="false" fo:orphans="2" fo:widows="2" fo:text-indent="1cm" style:auto-text-indent="false" fo:background-color="transparent" style:writing-mode="lr-tb"/>
      <style:text-properties fo:font-size="12pt" style:font-size-asian="12pt" style:font-size-complex="12pt"/>
    </style:style>
    <style:style style:name="P2" style:family="paragraph" style:parent-style-name="Header">
      <style:paragraph-properties fo:margin-left="0cm" fo:margin-right="0.635cm" fo:text-indent="0cm" style:auto-text-indent="false"/>
    </style:style>
    <style:style style:name="P3" style:family="paragraph" style:parent-style-name="Heading_20_1" style:master-page-name="Standard">
      <style:paragraph-properties style:page-number="auto"/>
    </style:style>
    <style:style style:name="T1" style:family="text">
      <style:text-properties fo:font-size="10.5pt" style:font-size-asian="9.14999961853027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KORDIAN</text:h>
      <text:h text:style-name="Heading_20_2" text:outline-level="2">WSTĘP</text:h>
      <text:p text:style-name="akapit">"Kordian " został napisany <text:s text:c="2"/>w 1833 roku w Szwajcarii, wydany zaś anonimowo w Paryżu w 1834 r. W podtytule autor umieścił informacje : spisek koronacyjny, pierwsza część trylogii. Wypadki będące tłem wydarzeń w "Kordianie " rozegrały się w Warszawie w nocy z 24 na 25 maja 1829 roku , kiedy to do stolicy przybył następca cara Aleksandra, młodszy brat Konstantego Mikołaj, aby koronować się na króla Polski . </text:p>
      <text:p text:style-name="akapit"><text:s/>Spiskowcy działali w porozumieniu z wpływowymi osobistościami ówczesnego życia politycznego , wśród których główną rolę odgrywał Julian Ursyn Niemcewicz. Ludzie ci w ostatniej chwili, obawiając się konsekwencji, odmówili udziału w spisku .</text:p>
      <text:p text:style-name="P1"/>
      <text:h text:style-name="Heading_20_2" text:outline-level="2">KRYTYKA WODZÓW POWSTANIA LISTOPADOWEGO W "PRZYGOTOWANIU"</text:h>
      <text:p text:style-name="Standard"/>
      <text:p text:style-name="akapit">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Standard">Żaden z nich nie nadaje się na przywódcę powstania. Generał Józef Chłopicki ma "sprzeczne z naturą nazwisko" , <text:s/>a więc nie ma zamiaru szukać pomocy wśród chłopów, jest za stary na przywódcę, nieudolny w działaniu. Z atramentu zaczerpniętego z kałamarza Talleyranda, który niestety blednie, rodzi <text:s text:c="2"/>się książę Adam Czartoryski. Jego dyplomatyczne zabiegi o uzyskanie <text:s/>poparcia dla <text:s/>powstania na zachodzie okazały się bezowocne. Jest to jedyna postać, dla której poeta <text:s/>znalazł słowa uznania "mimo czary wyszedł jakiś człowiek godny". <text:s/>Natomiast Jan Skrzynecki bezmyślnie zlekceważył plany wojenne zdolnego stratega, generała Prądzyńskiego, które mogły przynieść powstańcom zwycięstwo. Skrzynecki unikał też walki z wrogiem. Skrytykowany został również Julian <text:s/>Ursyn Niemcewicz. Poeta zarzuca mu konserwatyzm, który jest tym bardziej zgubny , że autor "Śpiewów historycznych" cieszył się dużym autorytetem w społeczeństwie.</text:p>
      <text:p text:style-name="Standard"/>
      <text:p text:style-name="Standard"/>
      <text:p text:style-name="akapit">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Quotations"><text:soft-page-break/>"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p text:style-name="Standard"/>
      <text:p text:style-name="Standard"/>
      <text:p text:style-name="Standard"/>
      <text:h text:style-name="Heading_20_2" text:outline-level="2">KRYTYKA IDEI SZLACHECKIEGO REWOLUCJONIZMU W "KORDIANIE"</text:h>
      <text:p text:style-name="akapit">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Standard"><text:s/>"Boże zdejm z mego serca jaskółczy niepokój,<text:line-break/>Daj życiu duszę i cel duszy wyprorokuj..." <text:s/>.</text:p>
      <text:p text:style-name="Standard"/>
      <text:p text:style-name="akapit">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Standard"/>
      <text:p text:style-name="Standard"/>
      <text:p text:style-name="akapit">Zachowanie się Wioletty powoduje, że Kordian przestaje wierzyć w romantyczną, wyidealizowaną miłość. Okazuje się bowiem, że uczucie kobiety można także kupić.</text:p>
      <text:p text:style-name="akapit">Najbardziej charakterystyczna dla kształtowania się postawy ideologicznej Kordiana jest scena u papieża. Jak wiadomo, papież Grzegorz XVI potępił w 1832 roku powstanie <text:soft-page-break/>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p text:style-name="Standard"/>
      <text:p text:style-name="Standard"/>
      <text:h text:style-name="Heading_20_2" text:outline-level="2">CECHY ARTYSTYCZNE DRAMATU</text:h>
      <text:p text:style-name="Standard"/>
      <text:p text:style-name="akapit">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 czystości gatunków <text:s/>i rodzajów - opowiadania Grzegorza mają charakter epicki, monolog Kordiana ma charakter liryczny . W "Kordianie" mamy do czynienia z tzw. kompozycją otwartą, poszczególne sceny są ze sobą tylko luźno powiązane, najczęściej osobą głównego bohatera.</text:p>
      <text:p text:style-name="Standard">Spis treś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shelf Symbol 7" svg:font-family="'Bookshelf Symbol 7'" style:font-pitch="fixed"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kapit" style:family="paragraph" style:parent-style-name="Standard">
      <loext:graphic-properties draw:fill="none"/>
      <style:paragraph-properties fo:margin-left="0cm" fo:margin-right="0cm" fo:margin-top="0.3cm" fo:margin-bottom="0.3cm" loext:contextual-spacing="false" fo:line-height="115%" fo:text-align="justify" style:justify-single-word="false" fo:orphans="2" fo:widows="2" fo:text-indent="1cm" style:auto-text-indent="false" fo:background-color="transparent" style:writing-mode="lr-tb"/>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omyślna_20_czcionka_20_akapitu" style:display-name="Domyślna czcionka akapitu" style:family="text"/>
    <style:style style:name="Page_20_Number" style:display-name="Page Number" style:family="text" style:parent-style-name="Domyślna_20_czcionka_20_akapitu"/>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09T09:39:16.347858387</dc:date>
    <meta:editing-cycles>3</meta:editing-cycles>
    <meta:editing-duration>PT5M36S</meta:editing-duration>
    <meta:document-statistic meta:table-count="0" meta:image-count="0" meta:object-count="0" meta:page-count="3" meta:paragraph-count="19" meta:word-count="884" meta:character-count="6365" meta:non-whitespace-character-count="5485"/>
    <meta:generator>LibreOffice/5.4.0.3$Linux_X86_64 LibreOffice_project/40m0$Build-3</meta:generator>
  </office:meta>
</office:document-meta>
</file>